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0ce4" officeooo:paragraph-rsid="00110ce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10ce4" style:font-size-asian="14pt" style:font-weight-asian="normal" style:font-size-complex="14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tos 2<text:tab/><text:tab/></text:span><text:span text:style-name="T3">Gabriela Rocha<text:tab/><text:tab/></text:span><text:span text:style-name="T1">[ <text:s text:c="2"/>]</text:span></text:p>
      <text:p text:style-name="P4"><text:s/></text:p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 2x</text:p>
      <text:p text:style-name="P5"/>
      <text:p text:style-name="P5">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</text:p>
      <text:p text:style-name="P5"/>
      <text:p text:style-name="P5">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, pra sempre, amém!</text:p>
      <text:p text:style-name="P5"/>
      <text:p text:style-name="P5">E 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1"><text:span text:style-name="T2">Atos 2<text:tab/><text:tab/></text:span><text:span text:style-name="T3">Gabriela Rocha<text:tab/><text:tab/></text:span><text:span text:style-name="T1">[ <text:s text:c="2"/>]</text:span></text:p>
      <text:p text:style-name="P4"><text:s/></text:p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 2x</text:p>
      <text:p text:style-name="P5"/>
      <text:p text:style-name="P5">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</text:p>
      <text:p text:style-name="P5"/>
      <text:p text:style-name="P5">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, pra sempre, amém!</text:p>
      <text:p text:style-name="P5"/>
      <text:p text:style-name="P5">E então vem me incendiar</text:p>
      <text:p text:style-name="P5">Meu coração é o Teu altar</text:p>
      <text:p text:style-name="P5">Quero ouvir o som do Céu</text:p>
      <text:p text:style-name="P5">Tua glória contemplar 2x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3-18T12:22:22.567126818</dc:date>
    <meta:editing-cycles>11</meta:editing-cycles>
    <meta:editing-duration>PT26M6S</meta:editing-duration>
    <meta:generator>LibreOffice/5.2.5.1$Linux_X86_64 LibreOffice_project/20m0$Build-1</meta:generator>
    <meta:document-statistic meta:table-count="0" meta:image-count="0" meta:object-count="0" meta:page-count="1" meta:paragraph-count="56" meta:word-count="310" meta:character-count="1492" meta:non-whitespace-character-count="1226"/>
  </office:meta>
</office:document-meta>
</file>